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4771in" fo:margin-left="2.6319in" table:align="left"/>
    </style:style>
    <style:style style:name="Table1.A" style:family="table-column">
      <style:table-column-properties style:column-width="0.716in"/>
    </style:style>
    <style:style style:name="Table1.B" style:family="table-column">
      <style:table-column-properties style:column-width="0.761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17" style:family="paragraph">
      <style:text-properties style:font-name="Liberation Serif" fo:font-size="12pt" style:font-size-asian="12pt" style:font-size-complex="1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sub 58%" fo:font-size="12pt" style:font-size-asian="10.5pt" style:font-size-complex="12pt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style:font-size-asian="10.5pt" style:font-size-complex="12pt"/>
    </style:style>
    <style:style style:name="T10" style:family="text">
      <style:text-properties officeooo:rsid="00193baf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text-position="-50% 100%"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4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stamp-Based protocols</text:p>
      <text:p text:style-name="P2"/>
      <text:p text:style-name="P3">How do timestamp-based protocols ensure conflict-serializability?</text:p>
      <text:list xml:id="list20869953811" text:style-name="L1">
        <text:list-item>
          <text:p text:style-name="P8">Transactions have time stamps associated with when they were issued(i.e., entered the system).</text:p>
        </text:list-item>
        <text:list-item>
          <text:p text:style-name="P8">By selecting an ordering of conflicting operations based on these timestamps among the transactions serializability is ensured.</text:p>
        </text:list-item>
        <text:list-item>
          <text:p text:style-name="P8">This ordering is determined in advance(at the time the corresponding transactions entered the system) instead of being determined by which transaction issues the first lock at execution time.</text:p>
        </text:list-item>
        <text:list-item>
          <text:p text:style-name="P8">This means that timestamp protocols can ensure the order of serializability, i.e., for two transactions T<text:span text:style-name="T4">i</text:span><text:span text:style-name="T7"> and T</text:span><text:span text:style-name="T4">j</text:span><text:span text:style-name="T7">, the order of serializability is T</text:span><text:span text:style-name="T4">i</text:span><text:span text:style-name="T7">T</text:span><text:span text:style-name="T4">j </text:span><text:span text:style-name="T7">if T</text:span><text:span text:style-name="T4">i</text:span><text:span text:style-name="T7"> entered the database system before T</text:span><text:span text:style-name="T4">j</text:span><text:span text:style-name="T7"> and vice versa</text:span></text:p>
        </text:list-item>
      </text:list>
      <text:p text:style-name="P5"/>
      <text:p text:style-name="P3">Different ways of implementing the timestamp-based protocols</text:p>
      <text:list xml:id="list794715527" text:style-name="L2">
        <text:list-item>
          <text:p text:style-name="P9">Use the value of the system clock as the timestamp. A transactions timestamp is equal to the value of the clock when the transaction enters the system.</text:p>
        </text:list-item>
        <text:list-item>
          <text:p text:style-name="P9">Use a logical counter that is incremented after a new timestamp has been assigned; A transactions timestamp is equal to the value of the counter when the transaction enters the system.</text:p>
        </text:list-item>
      </text:list>
      <text:p text:style-name="P2"/>
      <text:p text:style-name="P3">The timestamp-ordering protocol</text:p>
      <text:list xml:id="list1049393367" text:style-name="L3">
        <text:list-item>
          <text:p text:style-name="P11"><text:span text:style-name="T1">A read request, R(Q), of a transaction </text:span><text:span text:style-name="T8">T</text:span><text:span text:style-name="T5">i</text:span><text:span text:style-name="T1"> is granted only if there are no write operations, W(Q), of other transactions T</text:span><text:span text:style-name="T5">i+1</text:span><text:span text:style-name="T8"> which themselves have arrived after T</text:span><text:span text:style-name="T5">i</text:span><text:span text:style-name="T8"> into the system.</text:span><text:span text:style-name="T1"> As </text:span><text:span text:style-name="T8">T</text:span><text:span text:style-name="T5">i+1</text:span><text:span text:style-name="T8"> <text:s/>has arrived after T</text:span><text:span text:style-name="T5">i</text:span><text:span text:style-name="T8"> it would produce inconsistent results if the reads of T</text:span><text:span text:style-name="T5">i</text:span><text:span text:style-name="T8"> read the writes of T</text:span><text:span text:style-name="T5">i+1</text:span><text:span text:style-name="T1">.</text:span></text:p>
        </text:list-item>
        <text:list-item>
          <text:p text:style-name="P10">A write request, W(Q), of a transaction <text:span text:style-name="T7">T</text:span><text:span text:style-name="T4">i</text:span> is granted only if</text:p>
          <text:list>
            <text:list-item>
              <text:p text:style-name="P11"><text:span text:style-name="T1">There have been no read operations, R(Q), of other transactions T</text:span><text:span text:style-name="T5">i + 1 </text:span><text:span text:style-name="T8">which have arrived after T</text:span><text:span text:style-name="T5">i</text:span><text:span text:style-name="T8"> into the system. Since these reads have been issued after the arrival of T</text:span><text:span text:style-name="T5">i</text:span><text:span text:style-name="T8">, they aren't supposed to read the value written by T</text:span><text:span text:style-name="T5">i</text:span><text:span text:style-name="T8"> </text:span><text:span text:style-name="T9">and</text:span></text:p>
            </text:list-item>
            <text:list-item>
              <text:p text:style-name="P12"><text:span text:style-name="T2">There have been no write operations, W(Q), of other transactions T</text:span><text:span text:style-name="T6">i + 1</text:span><text:span text:style-name="T2"> which have arrived after T</text:span><text:span text:style-name="T6">i</text:span><text:span text:style-name="T2"> into the system. Since these writes have been issued after the arrival of T</text:span><text:span text:style-name="T6">i</text:span><text:span text:style-name="T2">, they are the values which are expected to be seen after the execution of both transactions concurrently.</text:span></text:p>
              <text:list>
                <text:list-item>
                  <text:p text:style-name="P12"><text:span text:style-name="T2">There is no need to rollback the entire transaction if this condition is not met. It is sufficient to just ignore the write of T</text:span><text:span text:style-name="T6">i</text:span><text:span text:style-name="T2">. Then the write of T</text:span><text:span text:style-name="T6">i + 1</text:span><text:span text:style-name="T2"> is what is available at the end of the concurrent execution of T</text:span><text:span text:style-name="T6">i</text:span><text:span text:style-name="T2"> and T</text:span><text:span text:style-name="T6">i + 1</text:span><text:span text:style-name="T2">. This modification is called </text:span><text:span text:style-name="T3">Thomas' write rule</text:span></text:p>
                </text:list-item>
              </text:list>
            </text:list-item>
          </text:list>
        </text:list-item>
        <text:list-item>
          <text:p text:style-name="P14">If the above two conditions are not satisfied the entire transaction is rolled back to be restarted at a later point of time.</text:p>
        </text:list-item>
        <text:list-item>
          <text:p text:style-name="P14">A delete request is handled in a similar way to a write request</text:p>
        </text:list-item>
      </text:list>
      <text:p text:style-name="P5"/>
      <text:p text:style-name="P5"/>
      <text:p text:style-name="P5"/>
      <text:p text:style-name="P5"/>
      <text:p text:style-name="P5"/>
      <text:p text:style-name="P6">A <text:span text:style-name="T10">view serializable(non-conflict </text:span>serializable) schedule produced by timestamp-ordering protocols with Thomas write rule</text:p>
      <text:p text:style-name="P5">Thomas' write rule makes use of view serializability by, in effect deleting obsolete write operations from the transactions that issue them. This makes it possible <text:s/>to generate serializable schedules that <text:soft-page-break/>would not be possible under other, only conflict-serializable-schedule producing, schedules.</text:p>
      <text:p text:style-name="P4"><draw:caption text:anchor-type="paragraph" draw:z-index="1" draw:style-name="gr2" draw:text-style-name="P17" svg:width="2.3358in" svg:height="0.6594in" svg:x="4.278in" svg:y="0.1752in" draw:caption-point-x="-0.3236in" draw:caption-point-y="0.6909in"><text:p><text:span text:style-name="T11">This is the value that is expected in the end of the concurrent transaction as TS(T</text:span><text:span text:style-name="T12">1</text:span><text:span text:style-name="T11">) &lt; TS(T</text:span><text:span text:style-name="T12">2</text:span><text:span text:style-name="T11">)</text:span></text:p></draw:caption><text:span text:style-name="T2">Consider, TS(T</text:span><text:span text:style-name="T6">1</text:span><text:span text:style-name="T2">) &lt; TS(T</text:span><text:span text:style-name="T6">2</text:span><text:span text:style-name="T2">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<text:span text:style-name="T4">1</text:span></text:p>
          </table:table-cell>
          <table:table-cell table:style-name="Table1.B1" office:value-type="string">
            <text:p text:style-name="P7">T<text:span text:style-name="T4">2</text:span></text:p>
          </table:table-cell>
        </table:table-row>
        <table:table-row>
          <table:table-cell table:style-name="Table1.A2" office:value-type="string">
            <text:p text:style-name="P7">read(Q)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draw:caption text:anchor-type="paragraph" draw:z-index="0" draw:style-name="gr1" svg:width="2.3807in" svg:height="0.2516in" svg:x="1.6209in" svg:y="0.3055in" draw:caption-point-x="-1.3224in" draw:caption-point-y="0.1118in"><text:p><text:s text:c="2"/>Obsolete write which is ignored.</text:p></draw:caption></text:p>
          </table:table-cell>
          <table:table-cell table:style-name="Table1.B2" office:value-type="string">
            <text:p text:style-name="P7">write(Q)</text:p>
          </table:table-cell>
        </table:table-row>
        <table:table-row>
          <table:table-cell table:style-name="Table1.A2" office:value-type="string">
            <text:p text:style-name="P7">write(Q)</text:p>
          </table:table-cell>
          <table:table-cell table:style-name="Table1.B2" office:value-type="string">
            <text:p text:style-name="P7"/>
          </table:table-cell>
        </table:table-row>
      </table:table>
      <text:p text:style-name="P5"/>
      <text:p text:style-name="P6">Ensuring recoverability and cascadelessness</text:p>
      <text:list xml:id="list973346232" text:style-name="L4">
        <text:list-item>
          <text:p text:style-name="P16">Ensuring recoverability</text:p>
          <text:list>
            <text:list-item>
              <text:p text:style-name="P15">Recoverability can be ensured by keeping track of all uncommitted writes, and allowing a transaction T<text:span text:style-name="T4">i</text:span> to commit only after the commit of any transactions that wrote the value that T<text:span text:style-name="T4">i</text:span> read.</text:p>
            </text:list-item>
          </text:list>
        </text:list-item>
        <text:list-item>
          <text:p text:style-name="P16">Ensuring cascadelessness and hence recoverability too</text:p>
          <text:list>
            <text:list-item>
              <text:p text:style-name="P15">Use a limited form of locking along with a commit bit</text:p>
              <text:list>
                <text:list-item>
                  <text:p text:style-name="P15">A commit bit associated with a data item is tested to see whether a read request must wait. This avoids cascading aborts as reads occur only on committed writes.</text:p>
                </text:list-item>
                <text:list-item>
                  <text:p text:style-name="P15">This test is not necessary for writes as an abort of a transaction which has done an uncommitted write does not effect the write on the same data item by another transaction.</text:p>
                </text:list-item>
              </text:list>
            </text:list-item>
          </text:list>
        </text:list-item>
        <text:list-item>
          <text:p text:style-name="P15">Recoverability and cascadelessness can be ensured by performing writes together at the end of a transaction and by ensuring that the entire set of writes are atomi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02T17:04:15</meta:creation-date>
    <dc:date>2012-12-10T13:27:55</dc:date>
    <dc:creator>Kempa </dc:creator>
    <meta:editing-duration>PT3H54M10S</meta:editing-duration>
    <meta:editing-cycles>21</meta:editing-cycles>
    <meta:generator>LibreOffice/3.6$Linux_x86 LibreOffice_project/360m1$Build-2</meta:generator>
    <meta:document-statistic meta:table-count="1" meta:image-count="0" meta:object-count="0" meta:page-count="2" meta:paragraph-count="33" meta:word-count="642" meta:character-count="3823" meta:non-whitespace-character-count="3232"/>
  </office:meta>
</office:document-meta>
</file>